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ax Cohe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6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Jewish Theological Seminary Ass'n,/</text:p>
      <text:p text:style-name="P5">736 LEXINGTON AVENUE./</text:p>
      <text:p text:style-name="P6">New York, August 26 1892/</text:p>
      <text:p text:style-name="P5">Rev. Dr. S Morais/</text:p>
      <text:p text:style-name="P5"><text:tab/>Dear Dr/</text:p>
      <text:p text:style-name="P5"><text:tab/><text:tab/>I have just received a letter from Mr. Blumenthal/ from Saratoga, in which he tells me that you wish to have the/ examination for admission held on Sunday Sept. 4<text:span text:style-name="T2">th</text:span><text:span text:style-name="T3">. <text:s/>He does/ not however mention the hour. <text:s/>Do you not think it would be possible/ to have the exam, at 10.30 a.m., so as to have the afternoon free/ for a meeting of the President of Faculty, Dr. Drachman &amp; the Seminary/ Committee? <text:s/>Please let me know as soon as possible so that I/ can make the necessary announcements. <text:s/>Also, as to the opening of the/ Fall semester. <text:s/>I thought it would be better to begin on Monday/ Sept. 5th, so as to have some reasonable am't of work done prior/ to the holidays. <text:s/>If we being too close to them the time would be prac-/tically wasted. <text:s/>Yrs truly/ Max Cohen/ 203 East 57</text:span><text:span text:style-name="T2">th</text:span><text:span text:style-name="T3">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2:09:50.10</meta:creation-date>
    <meta:document-statistic meta:table-count="0" meta:image-count="0" meta:object-count="0" meta:page-count="2" meta:paragraph-count="66" meta:word-count="329" meta:character-count="2154"/>
    <dc:date>2011-12-06T12:19:38.95</dc:date>
    <dc:creator>Penn Libraries</dc:creator>
    <meta:editing-duration>PT00H09M48S</meta:editing-duration>
    <meta:editing-cycles>1</meta:editing-cycles>
    <meta:generator>OpenOffice.org/3.2$Win32 OpenOffice.org_project/320m12$Build-9483</meta:generator>
  </office:meta>
</office:document-meta>
</file>